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68a5" officeooo:paragraph-rsid="000f68a5"/>
    </style:style>
    <style:style style:name="P2" style:family="paragraph" style:parent-style-name="Standard">
      <style:text-properties fo:font-weight="bold" officeooo:rsid="000f68a5" officeooo:paragraph-rsid="000f68a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PPLINT RESULT</text:p>
      <text:p text:style-name="P2"/>
      <text:p text:style-name="P1"><text:span text:style-name="T1">rajshinde@rajshinde-Inspiron-3543:~/Videos/TDD-04_PID_CONTROLLER_PAIR-A$</text:span> cpplint $( find . -name \*.hpp -or -name \*.cpp | grep -vE -e "^./build/" -e "^./vendor/" -e "^./docs/" -e "^./results" )</text:p>
      <text:p text:style-name="P1">Done processing ./test/test.cpp</text:p>
      <text:p text:style-name="P1">Done processing ./test/main.cpp</text:p>
      <text:p text:style-name="P1">Done processing ./app/pid.cpp</text:p>
      <text:p text:style-name="P1">Done processing ./app/main.cpp</text:p>
      <text:p text:style-name="P1">Done processing ./include/pid.h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7:42:12.439370552</meta:creation-date>
    <dc:date>2019-09-28T17:42:57.930406410</dc:date>
    <meta:editing-duration>PT45S</meta:editing-duration>
    <meta:editing-cycles>1</meta:editing-cycles>
    <meta:document-statistic meta:table-count="0" meta:image-count="0" meta:object-count="0" meta:page-count="1" meta:paragraph-count="7" meta:word-count="39" meta:character-count="362" meta:non-whitespace-character-count="330"/>
    <meta:generator>LibreOffice/5.1.6.2$Linux_X86_64 LibreOffice_project/10m0$Build-2</meta:generator>
  </office:meta>
</office:document-meta>
</file>